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3cm" svg:x="2.512cm" svg:y="4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2.513cm" svg:y="5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2.813cm" svg:y="5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213cm" svg:y="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214cm" svg:y="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514cm" svg:y="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514cm" svg:y="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515cm" svg:y="4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815cm" svg:y="4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814cm" svg:y="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815cm" svg:y="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5.115cm" svg:y="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914cm" svg:y="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915cm" svg:y="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215cm" svg:y="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5.114cm" svg:y="4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5.115cm" svg:y="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5.415cm" svg:y="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5.414cm" svg:y="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5.415cm" svg:y="4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5.115cm" svg:y="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216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516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516cm" svg:y="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21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816cm" svg:y="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5.034cm" svg:y="3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81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014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015cm" svg:y="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5cm" svg:y="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6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5cm" svg:y="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6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6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7cm" svg:y="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215cm" svg:y="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216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516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517cm" svg:y="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815cm" svg:y="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816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116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117cm" svg:y="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815cm" svg:y="3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816cm" svg:y="3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116cm" svg:y="3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117cm" svg:y="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015cm" svg:y="3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016cm" svg:y="3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6cm" svg:y="3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7cm" svg:y="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5cm" svg:y="3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6cm" svg:y="3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6cm" svg:y="3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7cm" svg:y="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215cm" svg:y="3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216cm" svg:y="3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516cm" svg:y="3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517cm" svg:y="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015cm" svg:y="2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016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6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7cm" svg:y="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415cm" svg:y="2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416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716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717cm" svg:y="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5cm" svg:y="2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6cm" svg:y="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6cm" svg:y="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7cm" svg:y="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5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6cm" svg:y="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6cm" svg:y="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5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6cm" svg:y="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216cm" svg:y="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21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515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516cm" svg:y="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816cm" svg:y="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81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115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116cm" svg:y="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416cm" svg:y="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41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6cm" svg:y="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8cm" svg:y="2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217cm" svg:y="2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519cm" svg:y="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7cm" svg:y="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219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717cm" svg:y="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019cm" svg:y="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7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9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217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519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417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719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017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319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7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9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71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0.019cm" svg:y="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417cm" svg:y="4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719cm" svg:y="4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417cm" svg:y="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719cm" svg:y="4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418cm" svg:y="3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818cm" svg:y="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418cm" svg:y="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718cm" svg:y="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718cm" svg:y="4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18cm" svg:y="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618cm" svg:y="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119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418cm" svg:y="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719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5T15:51:02.042979000</meta:creation-date>
    <dc:date>2016-04-25T15:51:31.358514000</dc:date>
    <meta:editing-duration>PT29S</meta:editing-duration>
    <meta:editing-cycles>1</meta:editing-cycles>
    <meta:document-statistic meta:object-count="122"/>
    <meta:generator>LibreOffice/4.4.1.2$MacOSX_X86_64 LibreOffice_project/45e2de17089c24a1fa810c8f975a7171ba4cd432</meta:generator>
  </office:meta>
</office:document-meta>
</file>